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 columnalign="left">
          <mrow>
            <mi mathvariant="italic">Herleitung</mi>
            <mi mathvariant="italic">des</mi>
            <mi mathvariant="italic">Verhältnisses</mi>
            <mi mathvariant="italic">zweiter</mi>
            <mi mathvariant="italic">VoC</mi>
            <mi mathvariant="italic">mit</mi>
            <mi mathvariant="italic">unterschiedlichen</mi>
            <mrow>
              <msub>
                <mi>R</mi>
                <mn>0</mn>
              </msub>
              <mo stretchy="false">−</mo>
              <mi mathvariant="italic">Zahlen</mi>
            </mrow>
          </mrow>
        </mtd>
      </mtr>
      <mtr>
        <mtd>
          <mrow/>
        </mtd>
      </mtr>
      <mtr>
        <mtd columnalign="left">
          <mrow>
            <mi mathvariant="italic">Wachstum</mi>
            <mi mathvariant="italic">der</mi>
            <mi mathvariant="italic">VoC</mi>
          </mrow>
        </mtd>
      </mtr>
      <mtr>
        <mtd>
          <mrow/>
        </mtd>
      </mtr>
      <mtr>
        <mtd>
          <mrow>
            <mi mathvariant="italic">Alpha</mi>
            <mi mathvariant="normal">:</mi>
            <msub>
              <mi>f</mi>
              <mn>1</mn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subsup>
                  <mi>e</mi>
                  <mn>1</mn>
                  <mi>a</mi>
                </msubsup>
                <mo stretchy="false">+</mo>
                <mrow>
                  <msub>
                    <mi>b</mi>
                    <mn>1</mn>
                  </msub>
                  <mo stretchy="false">×</mo>
                  <mi>t</mi>
                </mrow>
              </mrow>
            </mrow>
          </mrow>
        </mtd>
      </mtr>
      <mtr>
        <mtd>
          <mrow>
            <mi mathvariant="italic">Delta</mi>
            <mi mathvariant="normal">:</mi>
            <msub>
              <mi>f</mi>
              <mn>2</mn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subsup>
                  <mi>e</mi>
                  <mn>2</mn>
                  <mi>a</mi>
                </msubsup>
                <mo stretchy="false">+</mo>
                <mrow>
                  <msub>
                    <mi>b</mi>
                    <mn>2</mn>
                  </msub>
                  <mo stretchy="false">×</mo>
                  <mi>t</mi>
                </mrow>
              </mrow>
            </mrow>
          </mrow>
        </mtd>
      </mtr>
      <mtr>
        <mtd>
          <mrow/>
        </mtd>
      </mtr>
      <mtr>
        <mtd columnalign="left">
          <mrow>
            <mi mathvariant="italic">Der</mi>
            <mrow>
              <mn>7</mn>
              <mo stretchy="false">−</mo>
              <mi mathvariant="italic">Tage</mi>
            </mrow>
            <msub>
              <mi>R</mi>
              <mn>0</mn>
            </msub>
            <mi mathvariant="italic">Wert</mi>
            <mi mathvariant="italic">ist</mi>
            <mi mathvariant="italic">dabei</mi>
          </mrow>
        </mtd>
      </mtr>
      <mtr>
        <mtd>
          <mrow/>
        </mtd>
      </mtr>
      <mtr>
        <mtd>
          <mrow>
            <msubsup>
              <mi>e</mi>
              <mi>i</mi>
              <mi>b</mi>
            </msubsup>
            <mo stretchy="false">×</mo>
            <mn>7</mn>
          </mrow>
        </mtd>
      </mtr>
      <mtr>
        <mtd>
          <mrow/>
        </mtd>
      </mtr>
      <mtr>
        <mtd columnalign="left">
          <mrow>
            <mi mathvariant="italic">Für</mi>
            <mi mathvariant="italic">das</mi>
            <mi mathvariant="italic">Verhältnis</mi>
            <mi mathvariant="italic">der</mi>
            <mi mathvariant="italic">Variatnten</mi>
            <mi mathvariant="italic">zueinander</mi>
            <mi mathvariant="italic">ergibt</mi>
            <mi mathvariant="italic">sich</mi>
          </mrow>
        </mtd>
      </mtr>
      <mtr>
        <mtd>
          <mrow/>
        </mtd>
      </mtr>
      <mtr>
        <mtd>
          <mrow>
            <mfrac>
              <mi mathvariant="italic">Delta</mi>
              <mi mathvariant="italic">Delta</mi>
            </mfrac>
            <mo stretchy="false">+</mo>
            <mi mathvariant="italic">Alpha</mi>
          </mrow>
        </mtd>
      </mtr>
      <mtr>
        <mtd>
          <mrow/>
        </mtd>
      </mtr>
      <mtr>
        <mtd>
          <mrow>
            <mfrac>
              <mrow>
                <msub>
                  <mi>f</mi>
                  <mn>2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  <mrow>
                <msub>
                  <mi>f</mi>
                  <mn>2</mn>
                </msub>
                <mrow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o stretchy="false">+</mo>
                  <msub>
                    <mi>f</mi>
                    <mn>1</mn>
                  </msub>
                </mrow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frac>
            <mspace width="2em"/>
            <mo stretchy="false">⇒</mo>
            <mrow>
              <mrow>
                <msubsup>
                  <mi>e</mi>
                  <mn>2</mn>
                  <mi>a</mi>
                </msubsup>
                <mo stretchy="false">+</mo>
                <mfrac>
                  <mrow>
                    <msub>
                      <mi>b</mi>
                      <mn>2</mn>
                    </msub>
                    <mo stretchy="false">×</mo>
                    <mi>t</mi>
                  </mrow>
                  <msubsup>
                    <mi>e</mi>
                    <mn>2</mn>
                    <mi>a</mi>
                  </msubsup>
                </mfrac>
                <mo stretchy="false">+</mo>
                <mrow>
                  <msub>
                    <mi>b</mi>
                    <mn>2</mn>
                  </msub>
                  <mo stretchy="false">×</mo>
                  <mi>t</mi>
                </mrow>
                <mo stretchy="false">+</mo>
                <msubsup>
                  <mi>e</mi>
                  <mn>1</mn>
                  <mi>a</mi>
                </msubsup>
                <mo stretchy="false">+</mo>
                <mrow>
                  <msub>
                    <mi>b</mi>
                    <mn>1</mn>
                  </msub>
                  <mo stretchy="false">×</mo>
                  <mi>t</mi>
                </mrow>
              </mrow>
              <mo stretchy="false">=</mo>
              <mrow>
                <mfrac>
                  <mn>1</mn>
                  <mn>1</mn>
                </mfrac>
                <mo stretchy="false">+</mo>
                <msubsup>
                  <mi>e</mi>
                  <mn>1</mn>
                  <mi>a</mi>
                </msubsup>
                <mo stretchy="false">+</mo>
                <mfrac>
                  <mrow>
                    <msub>
                      <mi>b</mi>
                      <mn>1</mn>
                    </msub>
                    <mo stretchy="false">×</mo>
                    <mi>t</mi>
                  </mrow>
                  <msubsup>
                    <mi>e</mi>
                    <mn>2</mn>
                    <mi>a</mi>
                  </msubsup>
                </mfrac>
                <mo stretchy="false">+</mo>
                <mrow>
                  <msub>
                    <mi>b</mi>
                    <mn>2</mn>
                  </msub>
                  <mo stretchy="false">×</mo>
                  <mi>t</mi>
                </mrow>
              </mrow>
              <mo stretchy="false">=</mo>
              <mrow>
                <mfrac>
                  <mn>1</mn>
                  <mn>1</mn>
                </mfrac>
                <mo stretchy="false">+</mo>
                <msubsup>
                  <mi>e</mi>
                  <mn>1</mn>
                  <mi>a</mi>
                </msubsup>
                <mo stretchy="false">−</mo>
                <msub>
                  <mi>a</mi>
                  <mn>2</mn>
                </msub>
                <mo stretchy="false">+</mo>
                <mrow>
                  <mrow>
                    <mo fence="true" stretchy="false">(</mo>
                    <mrow>
                      <mrow>
                        <msub>
                          <mi>b</mi>
                          <mn>1</mn>
                        </msub>
                        <mo stretchy="false">−</mo>
                        <msub>
                          <mi>b</mi>
                          <mn>2</mn>
                        </msub>
                      </mrow>
                    </mrow>
                    <mo fence="true" stretchy="false">)</mo>
                  </mrow>
                  <mo stretchy="false">×</mo>
                  <mi>t</mi>
                </mrow>
              </mrow>
              <mo stretchy="false">=</mo>
              <mrow>
                <mfrac>
                  <mn>1</mn>
                  <mn>1</mn>
                </mfrac>
                <mo stretchy="false">+</mo>
                <msup>
                  <mi>e</mi>
                  <mi>a</mi>
                </msup>
                <mo stretchy="false">+</mo>
                <mrow>
                  <mi>b</mi>
                  <mo stretchy="false">×</mo>
                  <mi>t</mi>
                </mrow>
              </mrow>
            </mrow>
          </mrow>
        </mtd>
      </mtr>
      <mtr>
        <mtd columnalign="left">
          <mrow>
            <mi mathvariant="italic">Damit</mi>
            <mi mathvariant="italic">ist</mi>
            <mi mathvariant="italic">die</mi>
            <mi mathvariant="italic">Fuunktion</mi>
            <mi mathvariant="italic">ein</mi>
            <mi mathvariant="italic">verallgemeinerter</mi>
            <mi mathvariant="italic">Sigmoid</mi>
          </mrow>
        </mtd>
      </mtr>
    </mtable>
    <annotation encoding="StarMath 5.0"> alignl { Herleitung des Verhältnisses zweiter VoC mit unterschiedlichen R _ 0 - Zahlen } newline { } newline alignl { Wachstum der VoC } newline { } newline { Alpha : f _ 1 ( t ) = e ^ a _ 1 + b _ 1 times t } newline { Delta : f _ 2 ( t ) = e ^ a _ 2 + b _ 2 times t } newline { } newline alignl { Der 7 - Tage R _ 0 Wert ist dabei } newline { } newline e ^ b _ i times 7 newline { } newline alignl { Für das Verhältnis der Variatnten zueinander ergibt sich } newline { } newline { Delta over Delta + Alpha } newline { } newline { { { f _ 2 ( t ) } over { f _ 2 ( t ) + f _ 1 ( t ) } } ~ drarrow { e ^ a _ 2 + b _ 2 times t over e ^ a _ 2 + b _ 2 times t + e ^ a _ 1 + b _ 1 times t } = { 1 over 1 + { e ^ a _ 1 + b _ 1 times t over e ^ a _ 2 + b _ 2 times t } } = { 1 over 1 + e ^ a _ 1 - a _ 2 + ( b _ 1 - b _ 2 ) times t } = { 1 over 1 + e ^ a + b times t } } 
 newline alignl {Damit ist die Fuunktion ein verallgemeinerter Sigmoid}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homas Arend</meta:initial-creator>
    <meta:creation-date>2021-07-30T09:37:30.937752627</meta:creation-date>
    <dc:date>2021-07-30T10:51:22.744522944</dc:date>
    <dc:creator>Thomas Arend</dc:creator>
    <meta:editing-duration>PT9M55S</meta:editing-duration>
    <meta:editing-cycles>3</meta:editing-cycles>
    <meta:generator>LibreOffice/7.0.4.2$Linux_X86_64 LibreOffice_project/00$Build-2</meta:generator>
  </office:meta>
</office:document-meta>
</file>